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.newPart( String fieldName , String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FieldPart.isTrue( Map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fFieldPart.IfFieldPart( String fieldName , String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FieldPart.write( StringBuffer sb , Map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fFieldPa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FieldPart.isGenerated( Map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FieldPart.parseValues( String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